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5796b" officeooo:paragraph-rsid="0005796b"/>
    </style:style>
    <style:style style:name="P3" style:family="paragraph" style:parent-style-name="Standard">
      <style:text-properties fo:language="fr" fo:country="FR" officeooo:rsid="0004baa9" officeooo:paragraph-rsid="0004baa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Objet1" text:anchor-type="paragraph" svg:width="18.025cm" svg:height="4.0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Substitution de formules</text:p>
      <text:p text:style-name="P3">F = (A=&gt;(((B ^ !A) v (!C ^A )) &lt;=&gt; (Av(A=&gt;!B)))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10-17T10:19:59.920000000</dc:date>
    <meta:editing-duration>PT18M52S</meta:editing-duration>
    <meta:editing-cycles>5</meta:editing-cycles>
    <meta:document-statistic meta:table-count="0" meta:image-count="0" meta:object-count="1" meta:page-count="1" meta:paragraph-count="2" meta:word-count="14" meta:character-count="72" meta:non-whitespace-character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!F</text:p>
          </table:table-cell>
          <table:table-cell office:value-type="string" calcext:value-type="string">
            <text:p>!F =&gt; G</text:p>
          </table:table-cell>
          <table:table-cell office:value-type="string" calcext:value-type="string">
            <text:p>G &lt;=&gt; H</text:p>
          </table:table-cell>
          <table:table-cell office:value-type="string" calcext:value-type="string">
            <text:p>((!F&gt;G)^(G&lt;=&gt;H)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09:18:07.8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